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4CE600003E6EEFA6FC47.svm"/>
  <manifest:file-entry manifest:media-type="" manifest:full-path="Pictures/2000000700004399000026749A04987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ultima reunión del pasado 13 de Noviembre, estuvimos debatiendo acerca de varios aspectos, para empezar, hice el programa de la media, pero erróneamente ya que lo que necesitamos es la media total de personas, no una media de cuantas veces aparece cada persona en cada “cuadricula de la matriz”, por lo que lo intentare corregir para la próxima sesión. A partir de ahí, tendremos que sacar la varianza general de esa media con el “calculo normal”, y con la varianza que ya hemos programado.</text:p>
      <text:p text:style-name="Standard"/>
      <text:p text:style-name="Standard">Después comprobamos que los puntos que aparecían sobre la linea de lo que seria un limite del cuadrado, son contados cuando se trata de las lineas superior, o derecha, y no lo son cuando se trata de las lineas inferior o izquierda, que es efectivamente como se tiene que comportar el programa.</text:p>
      <text:p text:style-name="Standard"/>
      <text:p text:style-name="Standard">Tras observar el enlace que me paso Domingo acerca de las pruebas unitarias, pensamos en ciertas pruebas unitarias que se podian implementar como por ejemplo que la varianza y estimación deben ser numeros positivos, o que el area del cuadrado grande debe ser mayor que el del pequeño. </text:p>
      <text:p text:style-name="Standard"/>
      <text:p text:style-name="Standard">Cambien arreglamos ciertos problemas que existían con el funcionamiento de Kivy (no se puede ejecutar directamente desde Python) y Textmaker que daba fallos al ejecutarlo (con la instalacion desde la web se soluciono).</text:p>
      <text:p text:style-name="Standard"/>
      <text:p text:style-name="Standard">Mas tarde analizamos el diseño que debía tener la app de Kivy. La idea es que al coger una foto, el programa te hace los recortes, y el usuario va clicando en las caras que aparecen en los recortes, y despues pasas al siguiente recorte, por supuesto tomando los recortes en un cierto orden para que te vayan dando matrices..</text:p>
      <text:p text:style-name="Standard"/>
      <text:p text:style-name="Standard"><draw:frame draw:style-name="fr1" draw:name="gráficos1" text:anchor-type="paragraph" svg:width="15.408cm" svg:height="8.424cm" draw:z-index="0"><draw:image xlink:href="Pictures/2000000700004399000026749A04987E.svm" xlink:type="simple" xlink:show="embed" xlink:actuate="onLoad"/></draw:frame></text:p>
      <text:p text:style-name="Standard"/>
      <text:p text:style-name="Standard"><draw:frame draw:style-name="fr2" draw:name="gráficos2" text:anchor-type="paragraph" svg:x="0.139cm" svg:y="0.325cm" svg:width="5.907cm" svg:height="5.293cm" draw:z-index="1"><draw:image xlink:href="Pictures/2000000700004CE600003E6EEFA6FC47.svm" xlink:type="simple" xlink:show="embed" xlink:actuate="onLoad"/></draw:frame> Es decir, por ejemplo primero las de las esquinas, te darían una matriz 2 x 2 y trabajaríamos con ella. Para ello habría que comprobar que las posiciones son mas esquinadas, y habría que guardarlas con las coordenadas o las T (Si el primer cuadrado es el (0,0), el siguiente es el (1,0) y así.</text:p>
      <text:p text:style-name="Standard"/>
      <text:p text:style-name="Standard"/>
      <text:p text:style-name="Standard">También cabe la posibilidad de que la foto se gire aleatoriamente para dar resultados difere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1-09T11:01:46.83</meta:creation-date>
    <dc:date>2018-01-09T11:57:33.15</dc:date>
    <dc:creator>o </dc:creator>
    <meta:editing-duration>PT6M51S</meta:editing-duration>
    <meta:editing-cycles>4</meta:editing-cycles>
    <meta:generator>OpenOffice/4.1.3$Win32 OpenOffice.org_project/413m1$Build-9783</meta:generator>
    <meta:document-statistic meta:table-count="0" meta:image-count="2" meta:object-count="0" meta:page-count="1" meta:paragraph-count="7" meta:word-count="350" meta:character-count="2008"/>
  </office:meta>
</office:document-meta>
</file>